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201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 Condensed"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style:font-name="DejaVu Sans Condensed"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Ven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January 1977</text:p>
          </table:table-cell>
          <table:table-cell table:style-name="ce2" office:value-type="string" calcext:value-type="string">
            <text:p><text:a xlink:href="../../../../../../../wiki/Milwaukee" xlink:type="simple">Milwauke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Miller_High_Life_Theatre" xlink:type="simple">Milwaukee Auditor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January 1977</text:p>
          </table:table-cell>
          <table:table-cell table:style-name="ce2" office:value-type="string" calcext:value-type="string">
            <text:p><text:a xlink:href="../../../../../../../wiki/Madison,_Wisconsin" xlink:type="simple">Madison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Alliant_Energy_Center" xlink:type="simple">Dane County Memorial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 January 1977</text:p>
          </table:table-cell>
          <table:table-cell table:style-name="ce2" office:value-type="string" calcext:value-type="string">
            <text:p><text:a xlink:href="../../../../../../../wiki/Columbus,_Ohio" xlink:type="simple">Columbus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St._John_Arena" xlink:type="simple">St. John Arena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January 1977</text:p>
          </table:table-cell>
          <table:table-cell table:style-name="ce2" office:value-type="string" calcext:value-type="string">
            <text:p><text:a xlink:href="../../../../../../../wiki/Indianapolis" xlink:type="simple">Indianapolis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Indiana_Convention_Center" xlink:type="simple">Indiana Convention Exposition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January 1977</text:p>
          </table:table-cell>
          <table:table-cell table:style-name="ce2" office:value-type="string" calcext:value-type="string">
            <text:p><text:a xlink:href="../../../../../../../wiki/Detroit" xlink:type="simple">Detroit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Cobo_Center#Cobo_Arena" xlink:type="simple">Cobo Arena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January 1977</text:p>
          </table:table-cell>
          <table:table-cell table:style-name="ce2" office:value-type="string" calcext:value-type="string">
            <text:p><text:a xlink:href="../../../../../../../wiki/Saginaw,_Michigan" xlink:type="simple">Saginaw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Dow_Event_Center" xlink:type="simple">Saginaw Civic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January 1977</text:p>
          </table:table-cell>
          <table:table-cell table:style-name="ce2" office:value-type="string" calcext:value-type="string">
            <text:p><text:a xlink:href="../../../../../../../wiki/Louisville,_Kentucky" xlink:type="simple">Louisvill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Louisville_Gardens" xlink:type="simple">Louisville Gardens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January 1977</text:p>
          </table:table-cell>
          <table:table-cell table:style-name="ce2" office:value-type="string" calcext:value-type="string">
            <text:p><text:a xlink:href="../../../../../../../wiki/Kalamazoo,_Michigan" xlink:type="simple">Kalamazoo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Wings_Event_Center" xlink:type="simple">Wings Stad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January 1977</text:p>
          </table:table-cell>
          <table:table-cell table:style-name="ce2" office:value-type="string" calcext:value-type="string">
            <text:p><text:a xlink:href="../../../../../../../wiki/Richfield_Township,_Summit_County,_Ohio" xlink:type="simple">Richfield Township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Richfield_Coliseum" xlink:type="simple">The Coliseum at Richfield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January 1977</text:p>
          </table:table-cell>
          <table:table-cell table:style-name="ce2" office:value-type="string" calcext:value-type="string">
            <text:p><text:a xlink:href="../../../../../../../wiki/Ottawa" xlink:type="simple">Ottawa</text:a> 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<text:a xlink:href="../../../../../../../wiki/TD_Place_Arena" xlink:type="simple">Ottawa Civic Centr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January 1977</text:p>
          </table:table-cell>
          <table:table-cell table:style-name="ce2" office:value-type="string" calcext:value-type="string">
            <text:p><text:a xlink:href="../../../../../../../wiki/Montreal" xlink:type="simple">Montreal</text:a> 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<text:a xlink:href="../../../../../../../wiki/Montreal_Forum" xlink:type="simple">Montreal For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8 January 1977</text:p>
          </table:table-cell>
          <table:table-cell table:style-name="ce2" office:value-type="string" calcext:value-type="string">
            <text:p><text:a xlink:href="../../../../../../../wiki/Chicago" xlink:type="simple">Chicago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Chicago_Stadium" xlink:type="simple">Chicago Stad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January 1977</text:p>
          </table:table-cell>
          <table:table-cell table:style-name="ce2" office:value-type="string" calcext:value-type="string">
            <text:p><text:a xlink:href="../../../../../../../wiki/Toledo,_Ohio" xlink:type="simple">Toledo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Toledo_Sports_Arena" xlink:type="simple">Toledo Sports Arena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February 1977</text:p>
          </table:table-cell>
          <table:table-cell table:style-name="ce2" office:value-type="string" calcext:value-type="string">
            <text:p><text:a xlink:href="../../../../../../../wiki/Toronto" xlink:type="simple">Toronto</text:a> 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<text:a xlink:href="../../../../../../../wiki/Maple_Leaf_Gardens" xlink:type="simple">Maple Leaf Gardens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February 1977</text:p>
          </table:table-cell>
          <table:table-cell table:style-name="ce2" office:value-type="string" calcext:value-type="string">
            <text:p><text:a xlink:href="../../../../../../../wiki/Springfield,_Massachusetts" xlink:type="simple">Springfield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MassMutual_Center" xlink:type="simple">Springfield Civic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 February 1977</text:p>
          </table:table-cell>
          <table:table-cell table:style-name="ce2" office:value-type="string" calcext:value-type="string">
            <text:p><text:a xlink:href="../../../../../../../wiki/College_Park,_Maryland" xlink:type="simple">College Park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Cole_Field_House" xlink:type="simple">Cole Field Hous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February 1977</text:p>
          </table:table-cell>
          <table:table-cell table:style-name="ce2" office:value-type="string" calcext:value-type="string">
            <text:p><text:a xlink:href="../../../../../../../wiki/New_York_City" xlink:type="simple">New York City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Madison_Square_Garden" xlink:type="simple">Madison Square Garden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February 1977</text:p>
          </table:table-cell>
          <table:table-cell table:style-name="ce2" office:value-type="string" calcext:value-type="string">
            <text:p><text:a xlink:href="../../../../../../../wiki/Uniondale,_New_York" xlink:type="simple">Uniondal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Nassau_Coliseum" xlink:type="simple">Nassau Veterans Memorial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February 1977</text:p>
          </table:table-cell>
          <table:table-cell table:style-name="ce2" office:value-type="string" calcext:value-type="string">
            <text:p><text:a xlink:href="../../../../../../../wiki/Syracuse,_New_York" xlink:type="simple">Syracus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Oncenter_War_Memorial_Arena" xlink:type="simple">Onondaga County War Memorial Auditor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 February 1977</text:p>
          </table:table-cell>
          <table:table-cell table:style-name="ce2" office:value-type="string" calcext:value-type="string">
            <text:p><text:a xlink:href="../../../../../../../wiki/Boston" xlink:type="simple">Boston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Boston_Garden" xlink:type="simple">Boston Garden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February 1977</text:p>
          </table:table-cell>
          <table:table-cell table:style-name="ce2" office:value-type="string" calcext:value-type="string">
            <text:p><text:a xlink:href="../../../../../../../wiki/Providence,_Rhode_Island" xlink:type="simple">Providenc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Dunkin%27_Donuts_Center" xlink:type="simple">Providence Civic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February 1977</text:p>
          </table:table-cell>
          <table:table-cell table:style-name="ce2" office:value-type="string" calcext:value-type="string">
            <text:p><text:a xlink:href="../../../../../../../wiki/Philadelphia" xlink:type="simple">Philadelphia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Philadelphia_Convention_Hall_and_Civic_Center" xlink:type="simple">Philadelphia Civic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February 1977</text:p>
          </table:table-cell>
          <table:table-cell table:style-name="ce2" office:value-type="string" calcext:value-type="string">
            <text:p><text:a xlink:href="../../../../../../../wiki/Pembroke_Pines,_Florida" xlink:type="simple">Pembroke Pines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Hollywood_Sportatorium" xlink:type="simple">Hollywood Sportator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 February 1977</text:p>
          </table:table-cell>
          <table:table-cell table:style-name="ce2" office:value-type="string" calcext:value-type="string">
            <text:p><text:a xlink:href="../../../../../../../wiki/Lakeland,_Florida" xlink:type="simple">Lakeland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RP_Funding_Center" xlink:type="simple">Lakeland Civic Center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 February 1977</text:p>
          </table:table-cell>
          <table:table-cell table:style-name="ce2" office:value-type="string" calcext:value-type="string">
            <text:p><text:a xlink:href="../../../../../../../wiki/Atlanta" xlink:type="simple">Atlanta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Omni_Coliseum" xlink:type="simple">Omni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 February 1977</text:p>
          </table:table-cell>
          <table:table-cell table:style-name="ce2" office:value-type="string" calcext:value-type="string">
            <text:p><text:a xlink:href="../../../../../../../wiki/Birmingham,_Alabama" xlink:type="simple">Birmingham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Boutwell_Memorial_Auditorium" xlink:type="simple">Boutwell Memorial Auditor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February 1977</text:p>
          </table:table-cell>
          <table:table-cell table:style-name="ce2" office:value-type="string" calcext:value-type="string">
            <text:p><text:a xlink:href="../../../../../../../wiki/St._Louis" xlink:type="simple">St. Louis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Kiel_Auditorium" xlink:type="simple">Kiel Auditor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5 February 1977</text:p>
          </table:table-cell>
          <table:table-cell table:style-name="ce2" office:value-type="string" calcext:value-type="string">
            <text:p><text:a xlink:href="../../../../../../../wiki/Dallas" xlink:type="simple">Dallas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Moody_Coliseum" xlink:type="simple">Moody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February 1977</text:p>
          </table:table-cell>
          <table:table-cell table:style-name="ce2" office:value-type="string" calcext:value-type="string">
            <text:p><text:a xlink:href="../../../../../../../wiki/Houston" xlink:type="simple">Houston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Sam_Houston_Coliseum" xlink:type="simple">Sam Houston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March 1977</text:p>
          </table:table-cell>
          <table:table-cell table:style-name="ce2" office:value-type="string" calcext:value-type="string">
            <text:p><text:a xlink:href="../../../../../../../wiki/Phoenix,_Arizona" xlink:type="simple">Phoenix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Arizona_Veterans_Memorial_Coliseum" xlink:type="simple">Arizona Veterans Memorial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March 1977</text:p>
          </table:table-cell>
          <table:table-cell table:style-name="ce2" office:value-type="string" calcext:value-type="string">
            <text:p>Inglewood</text:p>
          </table:table-cell>
          <table:table-cell table:style-name="ce4" office:value-type="string" calcext:value-type="string">
            <text:p>United States</text:p>
          </table:table-cell>
          <table:table-cell office:value-type="string" calcext:value-type="string">
            <text:p>The For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March 1977</text:p>
          </table:table-cell>
          <table:table-cell table:style-name="ce2" office:value-type="string" calcext:value-type="string">
            <text:p>Inglewood</text:p>
          </table:table-cell>
          <table:table-cell table:style-name="ce4" office:value-type="string" calcext:value-type="string">
            <text:p>United States</text:p>
          </table:table-cell>
          <table:table-cell office:value-type="string" calcext:value-type="string">
            <text:p>The Foru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 March 1977</text:p>
          </table:table-cell>
          <table:table-cell table:style-name="ce2" office:value-type="string" calcext:value-type="string">
            <text:p><text:a xlink:href="../../../../../../../wiki/San_Diego" xlink:type="simple">San Diego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Pechanga_Arena" xlink:type="simple">San Diego Sports Arena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March 1977</text:p>
          </table:table-cell>
          <table:table-cell table:style-name="ce2" office:value-type="string" calcext:value-type="string">
            <text:p><text:a xlink:href="../../../../../../../wiki/San_Francisco" xlink:type="simple">San Francisco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Winterland_Ballroom" xlink:type="simple">Winterland Ballroo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 March 1977</text:p>
          </table:table-cell>
          <table:table-cell table:style-name="ce2" office:value-type="string" calcext:value-type="string">
            <text:p><text:a xlink:href="../../../../../../../wiki/Vancouver" xlink:type="simple">Vancouver</text:a> 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<text:a xlink:href="../../../../../../../wiki/Pacific_Coliseum" xlink:type="simple">Pacific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March 1977</text:p>
          </table:table-cell>
          <table:table-cell table:style-name="ce2" office:value-type="string" calcext:value-type="string">
            <text:p><text:a xlink:href="../../../../../../../wiki/Portland,_Oregon" xlink:type="simple">Portland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Arlene_Schnitzer_Concert_Hall" xlink:type="simple">Paramount Theatr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March 1977</text:p>
          </table:table-cell>
          <table:table-cell table:style-name="ce2" office:value-type="string" calcext:value-type="string">
            <text:p><text:a xlink:href="../../../../../../../wiki/Seattle" xlink:type="simple">Seattle</text:a> 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string" calcext:value-type="string">
            <text:p><text:a xlink:href="../../../../../../../wiki/Mercer_Arena" xlink:type="simple">Seattle Center Arena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March 1977</text:p>
          </table:table-cell>
          <table:table-cell table:style-name="ce4" office:value-type="string" calcext:value-type="string">
            <text:p>Calgary</text:p>
          </table:table-cell>
          <table:table-cell table:style-name="ce2" office:value-type="string" calcext:value-type="string">
            <text:p>Canada</text:p>
          </table:table-cell>
          <table:table-cell office:value-type="string" calcext:value-type="string">
            <text:p><text:span text:style-name="T1"><text:a xlink:href="../../../../../../../wiki/Southern_Alberta_Jubilee_Auditorium" xlink:type="simple"> </text:a></text:span><text:span text:style-name="T1"><text:a xlink:href="../../../../../../../wiki/Southern_Alberta_Jubilee_Auditorium" xlink:type="simple"> </text:a></text:span><text:span text:style-name="T1">Southern Alberta Jubilee Auditorium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March 1977</text:p>
          </table:table-cell>
          <table:table-cell table:style-name="ce4" office:value-type="string" calcext:value-type="string">
            <text:p>Calgary</text:p>
          </table:table-cell>
          <table:table-cell table:style-name="ce2" office:value-type="string" calcext:value-type="string">
            <text:p>Canada</text:p>
          </table:table-cell>
          <table:table-cell office:value-type="string" calcext:value-type="string">
            <text:p><text:span text:style-name="T1"><text:a xlink:href="../../../../../../../wiki/Southern_Alberta_Jubilee_Auditorium" xlink:type="simple"> </text:a></text:span><text:span text:style-name="T1"><text:a xlink:href="../../../../../../../wiki/Southern_Alberta_Jubilee_Auditorium" xlink:type="simple"> </text:a></text:span><text:span text:style-name="T1">Southern Alberta Jubilee Auditorium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 March 1977</text:p>
          </table:table-cell>
          <table:table-cell table:style-name="ce2" office:value-type="string" calcext:value-type="string">
            <text:p><text:a xlink:href="../../../../../../../wiki/Edmonton" xlink:type="simple">Edmonton</text:a> 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<text:a xlink:href="../../../../../../../wiki/Northlands_Coliseum" xlink:type="simple">Northlands Colise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 May 1977</text:p>
          </table:table-cell>
          <table:table-cell table:style-name="ce2" office:value-type="string" calcext:value-type="string">
            <text:p><text:a xlink:href="../../../../../../../wiki/Stockholm" xlink:type="simple">Stockholm</text:a> 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<text:a xlink:href="../../../../../../../wiki/Hovet" xlink:type="simple">Johanneshovs Isstadion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 May 1977</text:p>
          </table:table-cell>
          <table:table-cell table:style-name="ce2" office:value-type="string" calcext:value-type="string">
            <text:p><text:a xlink:href="../../../../../../../wiki/Gothenburg" xlink:type="simple">Gothenburg</text:a> 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<text:a xlink:href="../../../../../../../wiki/Scandinavium" xlink:type="simple">Scandinavium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May 1977</text:p>
          </table:table-cell>
          <table:table-cell table:style-name="ce2" office:value-type="string" calcext:value-type="string">
            <text:p><text:a xlink:href="../../../../../../../wiki/Brøndby_Municipality" xlink:type="simple">Brøndby</text:a> 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<text:a xlink:href="../../../../../../../wiki/Brøndbyhallen" xlink:type="simple">Brøndbyhallen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 May 1977</text:p>
          </table:table-cell>
          <table:table-cell table:style-name="ce2" office:value-type="string" calcext:value-type="string">
            <text:p><text:a xlink:href="../../../../../../../wiki/Hamburg" xlink:type="simple">Hamburg</text:a> </text:p>
          </table:table-cell>
          <table:table-cell table:style-name="ce2" office:value-type="string" calcext:value-type="string">
            <text:p>West Germany</text:p>
          </table:table-cell>
          <table:table-cell table:style-name="ce2" office:value-type="string" calcext:value-type="string">
            <text:p><text:a xlink:href="../../../../../../../wiki/Congress_Center_Hamburg" xlink:type="simple">CCH Saal 1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 May 1977</text:p>
          </table:table-cell>
          <table:table-cell table:style-name="ce2" office:value-type="string" calcext:value-type="string">
            <text:p><text:a xlink:href="../../../../../../../wiki/Frankfurt" xlink:type="simple">Frankfurt</text:a> </text:p>
          </table:table-cell>
          <table:table-cell table:style-name="ce2" office:value-type="string" calcext:value-type="string">
            <text:p>West Germany</text:p>
          </table:table-cell>
          <table:table-cell table:style-name="ce2" office:value-type="string" calcext:value-type="string">
            <text:p><text:a xlink:href="../../../../../../../wiki/Festhalle_Frankfurt" xlink:type="simple">Festhall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 May 1977</text:p>
          </table:table-cell>
          <table:table-cell table:style-name="ce2" office:value-type="string" calcext:value-type="string">
            <text:p><text:a xlink:href="../../../../../../../wiki/Düsseldorf" xlink:type="simple">Düsseldorf</text:a> </text:p>
          </table:table-cell>
          <table:table-cell table:style-name="ce2" office:value-type="string" calcext:value-type="string">
            <text:p>West Germany</text:p>
          </table:table-cell>
          <table:table-cell table:style-name="ce2" office:value-type="string" calcext:value-type="string">
            <text:p><text:a xlink:href="../../../../../../../wiki/Mitsubishi_Electric_Halle" xlink:type="simple">Philipshall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 May 1977</text:p>
          </table:table-cell>
          <table:table-cell table:style-name="ce2" office:value-type="string" calcext:value-type="string">
            <text:p><text:a xlink:href="../../../../../../../wiki/Rotterdam" xlink:type="simple">Rotterdam</text:a> 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<text:a xlink:href="../../../../../../../wiki/Rotterdam_Ahoy" xlink:type="simple">Rotterdam Ahoy Sportpaleis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 May 1977</text:p>
          </table:table-cell>
          <table:table-cell table:style-name="ce2" office:value-type="string" calcext:value-type="string">
            <text:p><text:a xlink:href="../../../../../../../wiki/Münchenstein" xlink:type="simple">Münchenstein</text:a> </text:p>
          </table:table-cell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<text:a xlink:href="../../../../../../../wiki/St._Jakobshalle" xlink:type="simple">St. Jakobshalle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3 May 1977</text:p>
          </table:table-cell>
          <table:table-cell table:style-name="ce4" office:value-type="string" calcext:value-type="string">
            <text:p>Bristol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Bristol Hippodro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4 May 1977</text:p>
          </table:table-cell>
          <table:table-cell table:style-name="ce4" office:value-type="string" calcext:value-type="string">
            <text:p>Bristol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Bristol Hippodro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6 May 1977</text:p>
          </table:table-cell>
          <table:table-cell table:style-name="ce4" office:value-type="string" calcext:value-type="string">
            <text:p>Southampton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Gaumont Theat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7 May 1977</text:p>
          </table:table-cell>
          <table:table-cell table:style-name="ce4" office:value-type="string" calcext:value-type="string">
            <text:p>Southampton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Gaumont Theat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9 May 1977</text:p>
          </table:table-cell>
          <table:table-cell table:style-name="ce2" office:value-type="string" calcext:value-type="string">
            <text:p>Stafford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<text:a xlink:href="../../../../../../../wiki/Bingley_Hall,_Stafford" xlink:type="simple">Bingley Hall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 May 1977</text:p>
          </table:table-cell>
          <table:table-cell table:style-name="ce4" office:value-type="string" calcext:value-type="string">
            <text:p>Glasgow</text:p>
          </table:table-cell>
          <table:table-cell table:style-name="ce2" office:value-type="string" calcext:value-type="string">
            <text:p>Scotland</text:p>
          </table:table-cell>
          <table:table-cell office:value-type="string" calcext:value-type="string">
            <text:p>The Apoll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1 May 1977</text:p>
          </table:table-cell>
          <table:table-cell table:style-name="ce4" office:value-type="string" calcext:value-type="string">
            <text:p>Glasgow</text:p>
          </table:table-cell>
          <table:table-cell table:style-name="ce2" office:value-type="string" calcext:value-type="string">
            <text:p>Scotland</text:p>
          </table:table-cell>
          <table:table-cell office:value-type="string" calcext:value-type="string">
            <text:p>The Apoll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 June 1977</text:p>
          </table:table-cell>
          <table:table-cell table:style-name="ce2" office:value-type="string" calcext:value-type="string">
            <text:p>Liverpool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Liverppol Empire Theat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 June 1977</text:p>
          </table:table-cell>
          <table:table-cell table:style-name="ce2" office:value-type="string" calcext:value-type="string">
            <text:p>Liverpool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Liverppol Empire Theat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 June 1977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Earl’s Court Exhibition Ce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 June 1977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England</text:p>
          </table:table-cell>
          <table:table-cell office:value-type="string" calcext:value-type="string">
            <text:p>Earl’s Court Exhibition Center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$Sheet1.$A$1:.$A$60"/>
        <table:named-range table:name="HTML_all" table:base-cell-address="$Sheet1.$A$1" table:cell-range-address="$Sheet1.$A$1:.$A$6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date>2019-08-23T11:52:30.961962939</dc:date>
    <meta:editing-duration>PT7M18S</meta:editing-duration>
    <meta:editing-cycles>1</meta:editing-cycles>
    <meta:document-statistic meta:table-count="1" meta:cell-count="240" meta:object-count="0"/>
    <meta:generator>LibreOffice/6.0.7.3$Linux_X86_64 LibreOffice_project/00m0$Build-3</meta:generator>
    <meta:user-defined meta:name=""/>
  </office:meta>
</office:document-meta>
</file>